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73dd" officeooo:paragraph-rsid="000873dd"/>
    </style:style>
    <style:style style:name="P2" style:family="paragraph" style:parent-style-name="Text_20_body">
      <style:text-properties officeooo:paragraph-rsid="000873dd"/>
    </style:style>
    <style:style style:name="P3" style:family="paragraph" style:parent-style-name="Text_20_body">
      <style:text-properties officeooo:rsid="000a415a" officeooo:paragraph-rsid="000a415a"/>
    </style:style>
    <style:style style:name="P4" style:family="paragraph" style:parent-style-name="Text_20_body">
      <style:text-properties officeooo:rsid="000c2279" officeooo:paragraph-rsid="000c2279"/>
    </style:style>
    <style:style style:name="P5" style:family="paragraph" style:parent-style-name="Text_20_body">
      <style:text-properties officeooo:rsid="000fe876" officeooo:paragraph-rsid="000fe876"/>
    </style:style>
    <style:style style:name="P6" style:family="paragraph" style:parent-style-name="Text_20_body">
      <style:text-properties officeooo:rsid="001061af" officeooo:paragraph-rsid="001061af"/>
    </style:style>
    <style:style style:name="P7" style:family="paragraph" style:parent-style-name="Standard">
      <style:text-properties officeooo:rsid="00071ff5" officeooo:paragraph-rsid="00071ff5"/>
    </style:style>
    <style:style style:name="P8" style:family="paragraph" style:parent-style-name="Text_20_body" style:list-style-name="L2">
      <style:text-properties officeooo:rsid="000873dd" officeooo:paragraph-rsid="000873dd"/>
    </style:style>
    <style:style style:name="P9" style:family="paragraph" style:parent-style-name="Text_20_body" style:list-style-name="L3">
      <style:text-properties officeooo:rsid="000a415a" officeooo:paragraph-rsid="000a415a"/>
    </style:style>
    <style:style style:name="P10" style:family="paragraph" style:parent-style-name="Text_20_body" style:list-style-name="L3">
      <style:text-properties officeooo:rsid="000c2279" officeooo:paragraph-rsid="000c2279"/>
    </style:style>
    <style:style style:name="P11" style:family="paragraph" style:parent-style-name="Text_20_body" style:list-style-name="L4">
      <style:text-properties officeooo:rsid="000c2279" officeooo:paragraph-rsid="000c2279"/>
    </style:style>
    <style:style style:name="P12" style:family="paragraph" style:parent-style-name="Text_20_body" style:list-style-name="L5">
      <style:text-properties officeooo:rsid="001061af" officeooo:paragraph-rsid="001061af"/>
    </style:style>
    <style:style style:name="P13" style:family="paragraph" style:parent-style-name="Text_20_body">
      <style:text-properties officeooo:rsid="001061af" officeooo:paragraph-rsid="001061af"/>
    </style:style>
    <style:style style:name="P14" style:family="paragraph" style:parent-style-name="Text_20_body" style:list-style-name="L6">
      <style:text-properties officeooo:rsid="0013c768" officeooo:paragraph-rsid="0013c768"/>
    </style:style>
    <style:style style:name="P15" style:family="paragraph" style:parent-style-name="Text_20_body" style:list-style-name="L2">
      <style:text-properties officeooo:rsid="0013c768" officeooo:paragraph-rsid="0013c768"/>
    </style:style>
    <style:style style:name="P16" style:family="paragraph" style:parent-style-name="Text_20_body" style:list-style-name="L7">
      <style:text-properties officeooo:rsid="0013c768" officeooo:paragraph-rsid="0013c768"/>
    </style:style>
    <style:style style:name="P17" style:family="paragraph" style:parent-style-name="Text_20_body" style:list-style-name="L8">
      <style:text-properties officeooo:rsid="0013c768" officeooo:paragraph-rsid="0013c768"/>
    </style:style>
    <style:style style:name="P18" style:family="paragraph" style:parent-style-name="Text_20_body" style:list-style-name="L6">
      <style:text-properties fo:font-style="italic" officeooo:rsid="0013c768" officeooo:paragraph-rsid="0013c768" style:font-style-asian="italic" style:font-style-complex="italic"/>
    </style:style>
    <style:style style:name="P19" style:family="paragraph" style:parent-style-name="Text_20_body" style:list-style-name="L6">
      <style:text-properties fo:font-style="italic" officeooo:rsid="00154a03" officeooo:paragraph-rsid="00154a03" style:font-style-asian="italic" style:font-style-complex="italic"/>
    </style:style>
    <style:style style:name="P20" style:family="paragraph" style:parent-style-name="Standard" style:list-style-name="L1">
      <style:text-properties officeooo:rsid="00071ff5" officeooo:paragraph-rsid="00071ff5"/>
    </style:style>
    <style:style style:name="P21" style:family="paragraph" style:parent-style-name="Heading_20_1">
      <style:text-properties officeooo:rsid="000873dd" officeooo:paragraph-rsid="000873dd"/>
    </style:style>
    <style:style style:name="P22" style:family="paragraph" style:parent-style-name="Heading_20_2">
      <style:text-properties officeooo:rsid="000e0003" officeooo:paragraph-rsid="000e0003"/>
    </style:style>
    <style:style style:name="P23" style:family="paragraph" style:parent-style-name="Heading_20_2">
      <style:text-properties officeooo:rsid="001061af" officeooo:paragraph-rsid="001061af"/>
    </style:style>
    <style:style style:name="P24" style:family="paragraph" style:parent-style-name="Heading_20_2">
      <style:text-properties officeooo:rsid="0013c768" officeooo:paragraph-rsid="0013c768"/>
    </style:style>
    <style:style style:name="T1" style:family="text">
      <style:text-properties officeooo:rsid="000c2279"/>
    </style:style>
    <style:style style:name="T2" style:family="text">
      <style:text-properties officeooo:rsid="000e00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deas:</text:p>
      <text:list xml:id="list879190983721403548" text:style-name="L1">
        <text:list-item>
          <text:p text:style-name="P20">The Bridge: You’re a captain of a starship. You are on the bridge, which is convienently quite small. This essentially is like a typical space trading/combat sim, but with room-scale tracking allowing for manual control of the ship by pressing buttons.</text:p>
          <text:list>
            <text:list-item>
              <text:p text:style-name="P20">++ Uses the new touch controllers!</text:p>
            </text:list-item>
            <text:list-item>
              <text:p text:style-name="P20">– Anyone who doesn’t have motion controllers will have a sub-par experience.</text:p>
            </text:list-item>
            <text:list-item>
              <text:p text:style-name="P20">++ Uses the theme!</text:p>
            </text:list-item>
            <text:list-item>
              <text:p text:style-name="P20">– Execution dependent, requires good graphics.</text:p>
            </text:list-item>
          </text:list>
        </text:list-item>
        <text:list-item>
          <text:p text:style-name="P20">Toy Car Racing: You are a toy car. Win races in some kid’s room. Sort of Need for Speed meets Toy Story.</text:p>
          <text:list>
            <text:list-item>
              <text:p text:style-name="P20">– Only technically follows the theme. Doesn’t really use it.</text:p>
            </text:list-item>
            <text:list-item>
              <text:p text:style-name="P20">++ Allows for some kind of high-scores system.</text:p>
            </text:list-item>
            <text:list-item>
              <text:p text:style-name="P20">++ Racing games are fun?</text:p>
            </text:list-item>
            <text:list-item>
              <text:p text:style-name="P20">– <text:span text:style-name="T2">Making AI for these would be difficult</text:span></text:p>
            </text:list-item>
          </text:list>
        </text:list-item>
        <text:list-item>
          <text:p text:style-name="P20">Toy War: You are a blue toy soldier. Defeat the red toy soldiers and dominate the bedroom!</text:p>
          <text:list>
            <text:list-item>
              <text:p text:style-name="P20">++ Fairly easy to make.</text:p>
            </text:list-item>
            <text:list-item>
              <text:p text:style-name="P20">– Somewhat uninspired</text:p>
            </text:list-item>
            <text:list-item>
              <text:p text:style-name="P20">++ Mostly follows the theme?</text:p>
            </text:list-item>
          </text:list>
        </text:list-item>
      </text:list>
      <text:p text:style-name="P7"/>
      <text:h text:style-name="P21" text:outline-level="1">Going With #3: Toy War</text:h>
      <text:p text:style-name="P1">Alternative titles:</text:p>
      <text:list xml:id="list9111249156299526971" text:style-name="L2">
        <text:list-item>
          <text:p text:style-name="P8">Plastic Army</text:p>
        </text:list-item>
        <text:list-item>
          <text:p text:style-name="P15">Plastic Regiment</text:p>
        </text:list-item>
        <text:list-item>
          <text:p text:style-name="P15">In the Plastic Army Now</text:p>
        </text:list-item>
        <text:list-item>
          <text:p text:style-name="P15"/>
        </text:list-item>
      </text:list>
      <text:p text:style-name="P2"/>
      <text:p text:style-name="P1">Pretty simple game. The player is a plastic soldier in the Green army, who are locked in a war with the Purple army. The green army has a toybox under the footstool in the southwestern corner. The purple army has a toybox on top of the shelves in the northeast corner.</text:p>
      <text:p text:style-name="P3">Weapons:</text:p>
      <text:list xml:id="list1864730850517588582" text:style-name="L3">
        <text:list-item>
          <text:p text:style-name="P9">Battle Rifle: Basic gun, fires one shot every 0.25 seconds. <text:span text:style-name="T1">Hitscan. Each hit does 1 damage.</text:span></text:p>
        </text:list-item>
        <text:list-item>
          <text:p text:style-name="P9">Machine Gun: Fires rapidly. Uses the same type of ammo, though. <text:span text:style-name="T1">Each shot does 0.7 damage.</text:span></text:p>
        </text:list-item>
        <text:list-item>
          <text:p text:style-name="P10">Rocket Launcher: Fires slower moving projectiles that do 4 damage at the center of the radius (radius 20).</text:p>
        </text:list-item>
        <text:list-item>
          <text:p text:style-name="P10">Cherry Bomb: Arcs a short distance and then explodes for 12 damage (radius 40). Nobody but the PC will ever use these.</text:p>
        </text:list-item>
      </text:list>
      <text:p text:style-name="P4">Unit Types:</text:p>
      <text:list xml:id="list2766109603437913713" text:style-name="L4">
        <text:list-item>
          <text:p text:style-name="P11"><text:soft-page-break/>Solider: Typical soldier.</text:p>
        </text:list-item>
        <text:list-item>
          <text:p text:style-name="P11">Officer: Soldier with golden <text:span text:style-name="T2">epaulets.</text:span> The PC is one of these.</text:p>
        </text:list-item>
      </text:list>
      <text:h text:style-name="P22" text:outline-level="2">Toyboxes</text:h>
      <text:p text:style-name="P5">Each faction has a toybox with 20 health. On destruction, that faction loses instantly.</text:p>
      <text:p text:style-name="P5"/>
      <text:p text:style-name="P6">All the furniture in the room is destructible. Each piece will fall off if it takes enough damage. The piece will also fire a blast in a cone upwards that will cause other pieces to fall off, hopefully maximizing the carnage.</text:p>
      <text:h text:style-name="P24" text:outline-level="2">Art Style</text:h>
      <text:list xml:id="list3017964186753048212" text:style-name="L7">
        <text:list-item>
          <text:p text:style-name="P16">Blocky, semi-realistic</text:p>
        </text:list-item>
      </text:list>
      <text:h text:style-name="P23" text:outline-level="2">Furniture</text:h>
      <text:list xml:id="list4066615207707483546" text:style-name="L5">
        <text:list-item>
          <text:p text:style-name="P12">Footstool</text:p>
        </text:list-item>
        <text:list-item>
          <text:p text:style-name="P12">Coffee Table</text:p>
        </text:list-item>
        <text:list-item>
          <text:p text:style-name="P12">Bed</text:p>
        </text:list-item>
        <text:list-item>
          <text:p text:style-name="P12">Shelves</text:p>
        </text:list-item>
        <text:list-item>
          <text:p text:style-name="P12">Dresser</text:p>
        </text:list-item>
        <text:list-item>
          <text:p text:style-name="P12">Door</text:p>
        </text:list-item>
        <text:list-item>
          <text:p text:style-name="P12">Block pile</text:p>
        </text:list-item>
      </text:list>
      <text:p text:style-name="P6"/>
      <text:h text:style-name="Heading_20_2" text:outline-level="2">TODO</text:h>
      <text:list xml:id="list3937573253009581062" text:style-name="L6">
        <text:list-item>
          <text:p text:style-name="P18">Soldier model (look like an action figure)</text:p>
        </text:list-item>
        <text:list-item>
          <text:p text:style-name="P18">Weapon models (3 colors of plastic)</text:p>
        </text:list-item>
        <text:list-item>
          <text:p text:style-name="P19">Weapons being dropped</text:p>
        </text:list-item>
        <text:list-item>
          <text:p text:style-name="P14">In-game UI (ammo count, selected weapon)</text:p>
        </text:list-item>
        <text:list-item>
          <text:p text:style-name="P14">Rocket model and trail</text:p>
        </text:list-item>
        <text:list-item>
          <text:p text:style-name="P14">Cherry bomb model</text:p>
        </text:list-item>
        <text:list-item>
          <text:p text:style-name="P14">Explosions</text:p>
        </text:list-item>
        <text:list-item>
          <text:p text:style-name="P14"><text:soft-page-break/>Furniture models for Easy Room</text:p>
        </text:list-item>
        <text:list-item>
          <text:p text:style-name="P14">Title screen</text:p>
        </text:list-item>
        <text:list-item>
          <text:p text:style-name="P14">Win screen</text:p>
        </text:list-item>
        <text:list-item>
          <text:p text:style-name="P14">Lose screen</text:p>
        </text:list-item>
        <text:list-item>
          <text:p text:style-name="P14">Medium Room</text:p>
        </text:list-item>
        <text:list-item>
          <text:p text:style-name="P14">Hard Room</text:p>
        </text:list-item>
      </text:list>
      <text:h text:style-name="P24" text:outline-level="2">Tomorrow TODO</text:h>
      <text:list xml:id="list4584029431693721126" text:style-name="L8">
        <text:list-item>
          <text:p text:style-name="P17">Sound</text:p>
        </text:list-item>
        <text:list-item>
          <text:p text:style-name="P17">Music</text:p>
        </text:list-item>
        <text:list-item>
          <text:p text:style-name="P17">Final play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8:27:16.211000000</meta:creation-date>
    <dc:date>2016-12-11T00:57:04.333000000</dc:date>
    <meta:editing-duration>PT15H25M21S</meta:editing-duration>
    <meta:editing-cycles>10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61" meta:word-count="474" meta:character-count="2514" meta:non-whitespace-character-count="2143"/>
  </office:meta>
</office:document-meta>
</file>